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800000081D5F3F7479A99FDF6.png" manifest:media-type="image/png"/>
  <manifest:file-entry manifest:full-path="Pictures/10000001000000800000007EF487EC8F7CC880DC.png" manifest:media-type="image/png"/>
  <manifest:file-entry manifest:full-path="Pictures/10000001000000CA000000B9A0E67C949B99D3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499cm, 0.344cm, 0cm, 0.2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97cm" svg:height="3.412cm" svg:x="1.153cm" svg:y="3.032cm">
          <draw:image xlink:href="Pictures/100000010000008800000081D5F3F7479A99FDF6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33cm" svg:x="5.5cm" svg:y="2.911cm">
          <draw:image xlink:href="Pictures/10000001000000800000007EF487EC8F7CC880DC.png" xlink:type="simple" xlink:show="embed" xlink:actuate="onLoad" draw:mime-type="image/png">
            <text:p/>
          </draw:image>
        </draw:frame>
        <draw:frame draw:style-name="gr2" draw:text-style-name="P1" draw:layer="layout" svg:width="4.749cm" svg:height="4.394cm" svg:x="9.75cm" svg:y="1.75cm">
          <draw:image xlink:href="Pictures/10000001000000CA000000B9A0E67C949B99D30D.png" xlink:type="simple" xlink:show="embed" xlink:actuate="onLoad" draw:mime-type="image/png">
            <text:p/>
          </draw:image>
        </draw:frame>
        <draw:frame draw:style-name="gr3" draw:text-style-name="P2" draw:layer="layout" svg:width="2.763cm" svg:height="0.962cm" svg:x="1.57cm" svg:y="6.25cm">
          <draw:text-box>
            <text:p>Triangle</text:p>
          </draw:text-box>
        </draw:frame>
        <draw:frame draw:style-name="gr3" draw:text-style-name="P2" draw:layer="layout" svg:width="2.085cm" svg:height="0.962cm" svg:x="6.151cm" svg:y="6.288cm">
          <draw:text-box>
            <text:p>Carré</text:p>
          </draw:text-box>
        </draw:frame>
        <draw:frame draw:style-name="gr3" draw:text-style-name="P2" draw:layer="layout" svg:width="3.563cm" svg:height="0.962cm" svg:x="10.343cm" svg:y="6.288cm">
          <draw:text-box>
            <text:p>Pentagon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0T18:36:17.123000000</meta:creation-date>
    <dc:date>2022-01-10T18:39:08.136000000</dc:date>
    <meta:editing-duration>PT16S</meta:editing-duration>
    <meta:editing-cycles>1</meta:editing-cycles>
    <meta:document-statistic meta:object-count="6"/>
    <meta:generator>LibreOffice/7.2.1.2$Windows_X86_64 LibreOffice_project/87b77fad49947c1441b67c559c339af8f3517e22</meta:generator>
  </office:meta>
</office:document-meta>
</file>